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/>
    </style:style>
  </office:automatic-styles>
  <office:body>
    <office:text text:use-soft-page-breaks="true">
      <text:p text:style-name="P1">Pasos para instalar<text:s/>Windows</text:p>
      <text:p text:style-name="Standard">-Para instalar windos 3.11 debemos instalar una MV de MS-Dos</text:p>
      <text:p text:style-name="Standard">Nota: Si tienes la máquina virtual encendida, debe de apagarse.</text:p>
      <text:p text:style-name="Standard">-Vamos a CD cuando llega al<text:s/>menú<text:s/>de arranque antes de correr el<text:s/>Windows 3.11 y pulsamos enter.</text:p>
      <text:p text:style-name="Standard"/>
      <text:p text:style-name="Standard"/>
      <text:p text:style-name="Standard">Ir a virtual box- archivo-preferencias – red</text:p>
      <text:p text:style-name="Standard">- agregar red Nat</text:p>
      <text:p text:style-name="Standard">- editar red nat - aceptar</text:p>
      <text:p text:style-name="Standard">- Luego vamos al Virtual Box y señalamos el boton de configuración y nos abrirá<text:s/>la pestaña de configuración.</text:p>
      <text:p text:style-name="Standard">-Vamos a red</text:p>
      <text:p text:style-name="Standard">-Habilitar adaptador de red -Avanzadas</text:p>
      <text:p text:style-name="Standard">-Cambiamos el tipo de adaptador a<text:s/><text:span text:style-name="T2">PCNet-PCI II (Am79C970A)</text:span></text:p>
      <text:p text:style-name="Standard"/>
      <text:p text:style-name="Standard"/>
      <text:p text:style-name="Standard"/>
      <text:p text:style-name="Standard">Pasos para instalar 3.11</text:p>
      <text:p text:style-name="Standard"/>
      <text:p text:style-name="Standard">Aparecerá<text:s/>en A:</text:p>
      <text:p text:style-name="Standard">-Instalar EXE</text:p>
      <text:p text:style-name="Standard">-Comenzamos a instalar Win.311</text:p>
      <text:p text:style-name="Standard">-Seleccionamos Instalación<text:s/>(recomendada)</text:p>
      <text:p text:style-name="Standard">-Nos aparecerá la interfaz gráfica de instalación de Windows 3.11</text:p>
      <text:p text:style-name="Standard">-Ponemos el Nombre</text:p>
      <text:p text:style-name="Standard">-Luego seguimos los pasos y vamos insertando los diskets cuando los pida.</text:p>
      <text:p text:style-name="Standard">-Si no tenemos impresora elegimos la opción<text:s/>(No hay impresoras conectadas)</text:p>
      <text:p text:style-name="Standard">- Cuando<text:s/>llegas al disco 7 pones redes</text:p>
      <text:p text:style-name="Standard">-Eliges la opción de Instalar red de Microsoft para Trabajo en Grupo:</text:p>
      <text:p text:style-name="Standard">-Eliges continuar.</text:p>
      <text:p text:style-name="Standard">-Luego le damos a adaptador de red no listado o actualizado.</text:p>
      <text:p text:style-name="Standard">-En: Agregar adaptador de red escoger la opción Advance Micro Device PCNET<text:s/>Family</text:p>
      <text:p text:style-name="Standard">-Aceptar y le damos aceptar a todos los pasos siguientes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Usuario</dc:creator>
    <meta:creation-date>2016-06-13T17:11:00Z</meta:creation-date>
    <dc:date>2016-06-13T21:45:00Z</dc:date>
    <meta:template xlink:href="Normal" xlink:type="simple"/>
    <meta:editing-cycles>4</meta:editing-cycles>
    <meta:editing-duration>PT1320S</meta:editing-duration>
    <meta:document-statistic meta:page-count="1" meta:paragraph-count="2" meta:word-count="193" meta:character-count="1255" meta:row-count="8" meta:non-whitespace-character-count="1064"/>
  </office:meta>
</office:document-meta>
</file>